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nux Libertine " svg:font-family="'Linux Libertine'"/>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Mono Prop Light" svg:font-family="'Latin Modern Mono Prop Light'"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1" svg:font-family="'Linux Libertine Mono O'" style:font-pitch="variable"/>
    <style:font-face style:name="Linux Libertine Mono O" svg:font-family="'Linux Libertine Mono O'" style:font-adornments="Mono" style:font-pitch="variable"/>
    <style:font-face style:name="Linux Libertine O1" svg:font-family="'Linux Libertine O'"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212e16" officeooo:paragraph-rsid="00212e16"/>
    </style:style>
    <style:style style:name="P3" style:family="paragraph" style:parent-style-name="Footnote">
      <style:text-properties style:font-name="Linux Libertine O" fo:font-size="10pt" officeooo:rsid="0036b9da" officeooo:paragraph-rsid="0036b9da" style:font-size-asian="10pt" style:font-size-complex="10pt"/>
    </style:style>
    <style:style style:name="P4" style:family="paragraph" style:parent-style-name="Footnote">
      <style:text-properties officeooo:rsid="00386e2b" officeooo:paragraph-rsid="00386e2b"/>
    </style:style>
    <style:style style:name="P5" style:family="paragraph" style:parent-style-name="Footnote">
      <style:text-properties officeooo:rsid="004461e2" officeooo:paragraph-rsid="004461e2"/>
    </style:style>
    <style:style style:name="P6" style:family="paragraph" style:parent-style-name="Footnote">
      <style:text-properties officeooo:rsid="0055efb7" officeooo:paragraph-rsid="0055efb7"/>
    </style:style>
    <style:style style:name="P7" style:family="paragraph" style:parent-style-name="Footnote">
      <style:text-properties officeooo:rsid="007b69a0" officeooo:paragraph-rsid="007b69a0"/>
    </style:style>
    <style:style style:name="P8" style:family="paragraph" style:parent-style-name="Footnote">
      <style:text-properties officeooo:paragraph-rsid="0025a6aa"/>
    </style:style>
    <style:style style:name="P9" style:family="paragraph" style:parent-style-name="Header">
      <style:paragraph-properties fo:text-align="center" style:justify-single-word="false"/>
      <style:text-properties fo:color="#5983b0" loext:opacity="100%" style:font-name="Linux Libertine Mono O1" fo:font-size="9pt" officeooo:rsid="0019f0af" officeooo:paragraph-rsid="001b1375" style:font-size-asian="9pt" style:font-size-complex="9pt"/>
    </style:style>
    <style:style style:name="P10" style:family="paragraph" style:parent-style-name="Heading_20_1">
      <style:text-properties style:font-name="Linux Libertine Display O" fo:font-size="11pt" style:font-size-asian="11pt" style:font-size-complex="11pt"/>
    </style:style>
    <style:style style:name="P11" style:family="paragraph" style:parent-style-name="Heading_20_2">
      <style:text-properties fo:font-size="11pt" style:font-size-asian="11pt" style:font-size-complex="11pt"/>
    </style:style>
    <style:style style:name="P12" style:family="paragraph" style:parent-style-name="Heading_20_2">
      <style:text-properties fo:font-size="11pt" officeooo:rsid="0049bea0" officeooo:paragraph-rsid="0049bea0" style:font-size-asian="11pt" style:font-size-complex="11pt"/>
    </style:style>
    <style:style style:name="P13" style:family="paragraph" style:parent-style-name="Heading_20_2">
      <style:text-properties fo:font-size="13pt" officeooo:rsid="004ea9eb" officeooo:paragraph-rsid="004ea9eb" style:font-size-asian="13pt" style:font-size-complex="13pt"/>
    </style:style>
    <style:style style:name="P14" style:family="paragraph" style:parent-style-name="Heading_20_3">
      <style:paragraph-properties fo:text-align="center" style:justify-single-word="false"/>
      <style:text-properties style:font-name="Linux Libertine Display O" fo:font-size="14pt" style:font-size-asian="14pt" style:font-size-complex="14pt"/>
    </style:style>
    <style:style style:name="P15" style:family="paragraph" style:parent-style-name="Horizontal_20_Line">
      <style:paragraph-properties fo:margin-top="0cm" fo:margin-bottom="0cm" style:contextual-spacing="false"/>
      <style:text-properties fo:color="#5983b0" loext:opacity="100%" officeooo:rsid="0042526b" officeooo:paragraph-rsid="0042526b"/>
    </style:style>
    <style:style style:name="P16" style:family="paragraph" style:parent-style-name="Preformatted_20_Text">
      <style:text-properties fo:font-size="11pt" style:font-size-asian="11pt" style:font-size-complex="11pt"/>
    </style:style>
    <style:style style:name="P17" style:family="paragraph" style:parent-style-name="Preformatted_20_Text">
      <style:paragraph-properties fo:text-align="justify" style:justify-single-word="false"/>
      <style:text-properties fo:font-size="11pt" officeooo:rsid="006e1d52" officeooo:paragraph-rsid="006e1d52" style:font-size-asian="11pt" style:font-size-complex="11pt"/>
    </style:style>
    <style:style style:name="P18" style:family="paragraph" style:parent-style-name="Preformatted_20_Text">
      <style:paragraph-properties fo:text-align="justify" style:justify-single-word="false"/>
      <style:text-properties fo:font-size="11pt" officeooo:rsid="007c1326" officeooo:paragraph-rsid="007c1326" style:font-size-asian="11pt" style:font-size-complex="11pt"/>
    </style:style>
    <style:style style:name="P19" style:family="paragraph" style:parent-style-name="Preformatted_20_Text">
      <style:paragraph-properties fo:text-align="justify" style:justify-single-word="false"/>
      <style:text-properties fo:font-size="11pt" officeooo:rsid="00700f17" officeooo:paragraph-rsid="00700f17" style:font-size-asian="11pt" style:font-size-complex="11pt"/>
    </style:style>
    <style:style style:name="P20" style:family="paragraph" style:parent-style-name="Preformatted_20_Text">
      <style:paragraph-properties fo:margin-top="0cm" fo:margin-bottom="0.499cm" style:contextual-spacing="false"/>
      <style:text-properties fo:font-size="11pt" style:font-size-asian="11pt" style:font-size-complex="11pt"/>
    </style:style>
    <style:style style:name="P21" style:family="paragraph" style:parent-style-name="Text_20_body">
      <style:paragraph-properties fo:text-align="justify" style:justify-single-word="false"/>
      <style:text-properties style:font-name="Linux Libertine O1" fo:font-size="11pt" style:font-size-asian="11pt" style:font-size-complex="11pt"/>
    </style:style>
    <style:style style:name="P22" style:family="paragraph" style:parent-style-name="Text_20_body">
      <style:paragraph-properties fo:text-align="justify" style:justify-single-word="false"/>
      <style:text-properties style:font-name="Linux Libertine O1" fo:font-size="11pt" officeooo:paragraph-rsid="009521ff" style:font-size-asian="11pt" style:font-size-complex="11pt"/>
    </style:style>
    <style:style style:name="P23" style:family="paragraph" style:parent-style-name="Text_20_body">
      <style:paragraph-properties fo:text-align="justify" style:justify-single-word="false"/>
      <style:text-properties style:font-name="Linux Libertine O1" fo:font-size="11pt" officeooo:rsid="00932793" officeooo:paragraph-rsid="00932793" style:font-size-asian="11pt" style:font-size-complex="11pt"/>
    </style:style>
    <style:style style:name="P24" style:family="paragraph" style:parent-style-name="Text_20_body">
      <style:paragraph-properties fo:text-align="justify" style:justify-single-word="false"/>
      <style:text-properties style:font-name="Linux Libertine O1" fo:font-size="11pt" officeooo:rsid="00304dac" officeooo:paragraph-rsid="0049bea0" style:font-size-asian="11pt" style:font-size-complex="11pt"/>
    </style:style>
    <style:style style:name="P25" style:family="paragraph" style:parent-style-name="Text_20_body">
      <style:paragraph-properties fo:text-align="justify" style:justify-single-word="false"/>
      <style:text-properties style:font-name="Linux Libertine O1" fo:font-size="11pt" officeooo:rsid="00304dac" officeooo:paragraph-rsid="00304dac" style:font-size-asian="11pt" style:font-size-complex="11pt"/>
    </style:style>
    <style:style style:name="P26" style:family="paragraph" style:parent-style-name="Text_20_body">
      <style:paragraph-properties fo:text-align="justify" style:justify-single-word="false"/>
      <style:text-properties style:font-name="Linux Libertine O1" fo:font-size="11pt" officeooo:rsid="0055423e" officeooo:paragraph-rsid="00581d35" style:font-size-asian="11pt" style:font-size-complex="11pt"/>
    </style:style>
    <style:style style:name="P27" style:family="paragraph" style:parent-style-name="Text_20_body">
      <style:paragraph-properties fo:text-align="justify" style:justify-single-word="false"/>
      <style:text-properties style:font-name="Linux Libertine O1" fo:font-size="11pt" officeooo:rsid="0055423e" officeooo:paragraph-rsid="0062eee6" style:font-size-asian="11pt" style:font-size-complex="11pt"/>
    </style:style>
    <style:style style:name="P28" style:family="paragraph" style:parent-style-name="Text_20_body">
      <style:paragraph-properties fo:text-align="justify" style:justify-single-word="false"/>
      <style:text-properties style:font-name="Linux Libertine O1" fo:font-size="11pt" officeooo:rsid="0055423e" officeooo:paragraph-rsid="00984948" style:font-size-asian="11pt" style:font-size-complex="11pt"/>
    </style:style>
    <style:style style:name="P29" style:family="paragraph" style:parent-style-name="Text_20_body">
      <style:paragraph-properties fo:text-align="justify" style:justify-single-word="false"/>
      <style:text-properties style:font-name="Linux Libertine O1" fo:font-size="11pt" officeooo:rsid="0055423e" officeooo:paragraph-rsid="0095bcd9" style:font-size-asian="11pt" style:font-size-complex="11pt"/>
    </style:style>
    <style:style style:name="P30" style:family="paragraph" style:parent-style-name="Text_20_body">
      <style:paragraph-properties fo:text-align="justify" style:justify-single-word="false"/>
      <style:text-properties style:font-name="Linux Libertine O1" fo:font-size="11pt" officeooo:rsid="0055423e" officeooo:paragraph-rsid="009a5daa" style:font-size-asian="11pt" style:font-size-complex="11pt"/>
    </style:style>
    <style:style style:name="P31" style:family="paragraph" style:parent-style-name="Text_20_body">
      <style:paragraph-properties fo:text-align="justify" style:justify-single-word="false"/>
      <style:text-properties style:font-name="Linux Libertine O1" fo:font-size="11pt" officeooo:rsid="008661cd" officeooo:paragraph-rsid="008661cd" style:font-size-asian="11pt" style:font-size-complex="11pt"/>
    </style:style>
    <style:style style:name="P32" style:family="paragraph" style:parent-style-name="Text_20_body">
      <style:paragraph-properties fo:text-align="justify" style:justify-single-word="false"/>
      <style:text-properties style:font-name="Linux Libertine O1" fo:font-size="11pt" officeooo:rsid="008661cd" officeooo:paragraph-rsid="00a503b8" style:font-size-asian="11pt" style:font-size-complex="11pt"/>
    </style:style>
    <style:style style:name="P33" style:family="paragraph" style:parent-style-name="Text_20_body">
      <style:paragraph-properties fo:text-align="justify" style:justify-single-word="false"/>
      <style:text-properties style:font-name="Linux Libertine O1" fo:font-size="11pt" officeooo:rsid="008661cd" officeooo:paragraph-rsid="00a51133" style:font-size-asian="11pt" style:font-size-complex="11pt"/>
    </style:style>
    <style:style style:name="P34" style:family="paragraph" style:parent-style-name="Text_20_body">
      <style:paragraph-properties fo:text-align="justify" style:justify-single-word="false"/>
      <style:text-properties style:font-name="Linux Libertine O1" fo:font-size="11pt" officeooo:rsid="002410c0" officeooo:paragraph-rsid="002410c0" style:font-size-asian="11pt" style:font-size-complex="11pt"/>
    </style:style>
    <style:style style:name="P35" style:family="paragraph" style:parent-style-name="Text_20_body">
      <style:paragraph-properties fo:text-align="justify" style:justify-single-word="false"/>
      <style:text-properties style:font-name="Linux Libertine O1" fo:font-size="11pt" officeooo:rsid="008e71e7" officeooo:paragraph-rsid="008e71e7" style:font-size-asian="11pt" style:font-size-complex="11pt"/>
    </style:style>
    <style:style style:name="P36" style:family="paragraph" style:parent-style-name="Text_20_body">
      <style:paragraph-properties fo:text-align="justify" style:justify-single-word="false"/>
      <style:text-properties style:font-name="Linux Libertine O1" fo:font-size="11pt" officeooo:rsid="00265fa2" officeooo:paragraph-rsid="00265fa2" style:font-size-asian="11pt" style:font-size-complex="11pt"/>
    </style:style>
    <style:style style:name="P37" style:family="paragraph" style:parent-style-name="Text_20_body">
      <style:paragraph-properties fo:text-align="justify" style:justify-single-word="false"/>
      <style:text-properties style:font-name="Linux Libertine O1" fo:font-size="11pt" officeooo:rsid="0090437f" officeooo:paragraph-rsid="0090b43c" style:font-size-asian="11pt" style:font-size-complex="11pt"/>
    </style:style>
    <style:style style:name="P38" style:family="paragraph" style:parent-style-name="Text_20_body">
      <style:paragraph-properties fo:text-align="justify" style:justify-single-word="false"/>
      <style:text-properties style:font-name="Linux Libertine O1" fo:font-size="11pt" officeooo:rsid="00a7ce23" officeooo:paragraph-rsid="00a7ce23" style:font-size-asian="11pt" style:font-size-complex="11pt"/>
    </style:style>
    <style:style style:name="P39" style:family="paragraph" style:parent-style-name="Text_20_body">
      <style:paragraph-properties fo:text-align="justify" style:justify-single-word="false"/>
      <style:text-properties fo:font-size="11pt" officeooo:paragraph-rsid="004750e1" style:font-size-asian="11pt" style:font-size-complex="11pt"/>
    </style:style>
    <style:style style:name="P40" style:family="paragraph" style:parent-style-name="Text_20_body">
      <style:paragraph-properties fo:text-align="justify" style:justify-single-word="false"/>
      <style:text-properties fo:font-size="11pt" officeooo:paragraph-rsid="00652603" style:font-size-asian="11pt" style:font-size-complex="11pt"/>
    </style:style>
    <style:style style:name="P41" style:family="paragraph" style:parent-style-name="Text_20_body">
      <style:paragraph-properties fo:text-align="justify" style:justify-single-word="false"/>
      <style:text-properties fo:font-size="11pt" officeooo:paragraph-rsid="00624f18" style:font-size-asian="11pt" style:font-size-complex="11pt"/>
    </style:style>
    <style:style style:name="P42" style:family="paragraph" style:parent-style-name="Text_20_body">
      <style:paragraph-properties fo:text-align="justify" style:justify-single-word="false"/>
      <style:text-properties fo:font-size="11pt" officeooo:paragraph-rsid="00839e12" style:font-size-asian="11pt" style:font-size-complex="11pt"/>
    </style:style>
    <style:style style:name="P43" style:family="paragraph" style:parent-style-name="Text_20_body">
      <style:paragraph-properties fo:text-align="justify" style:justify-single-word="false"/>
      <style:text-properties fo:font-size="11pt" officeooo:rsid="004b3344" officeooo:paragraph-rsid="004b3344" style:font-size-asian="11pt" style:font-size-complex="11pt"/>
    </style:style>
    <style:style style:name="P44" style:family="paragraph" style:parent-style-name="Text_20_body">
      <style:paragraph-properties fo:text-align="justify" style:justify-single-word="false"/>
      <style:text-properties fo:font-size="11pt" officeooo:rsid="0076f821" officeooo:paragraph-rsid="0076f821" style:font-size-asian="11pt" style:font-size-complex="11pt"/>
    </style:style>
    <style:style style:name="P45" style:family="paragraph" style:parent-style-name="Text_20_body">
      <style:paragraph-properties fo:text-align="justify" style:justify-single-word="false"/>
      <style:text-properties fo:font-size="11pt" officeooo:rsid="006700b2" officeooo:paragraph-rsid="006700b2" style:font-size-asian="11pt" style:font-size-complex="11pt"/>
    </style:style>
    <style:style style:name="P46" style:family="paragraph" style:parent-style-name="Text_20_body">
      <style:paragraph-properties fo:text-align="justify" style:justify-single-word="false"/>
      <style:text-properties fo:font-size="11pt" officeooo:rsid="007c1326" officeooo:paragraph-rsid="007c1326" style:font-size-asian="11pt" style:font-size-complex="11pt"/>
    </style:style>
    <style:style style:name="P47" style:family="paragraph" style:parent-style-name="Text_20_body">
      <style:paragraph-properties fo:text-align="justify" style:justify-single-word="false"/>
      <style:text-properties fo:font-size="11pt" officeooo:rsid="00700f17" officeooo:paragraph-rsid="00700f17" style:font-size-asian="11pt" style:font-size-complex="11pt"/>
    </style:style>
    <style:style style:name="P48" style:family="paragraph" style:parent-style-name="Text_20_body">
      <style:text-properties fo:font-size="11pt" officeooo:rsid="004ea9eb" officeooo:paragraph-rsid="004ea9eb" style:font-size-asian="11pt" style:font-size-complex="11pt"/>
    </style:style>
    <style:style style:name="P49" style:family="paragraph" style:parent-style-name="Text_20_body">
      <style:text-properties fo:font-size="11pt" officeooo:rsid="004ea9eb" officeooo:paragraph-rsid="00968894" style:font-size-asian="11pt" style:font-size-complex="11pt"/>
    </style:style>
    <style:style style:name="P50" style:family="paragraph" style:parent-style-name="Text_20_body">
      <style:text-properties fo:font-size="11pt" fo:font-style="italic" style:text-underline-style="solid" style:text-underline-width="auto" style:text-underline-color="font-color" officeooo:rsid="004ea9eb" officeooo:paragraph-rsid="004ea9eb" style:font-size-asian="11pt" style:font-style-asian="italic" style:font-size-complex="11pt" style:font-style-complex="italic"/>
    </style:style>
    <style:style style:name="P51" style:family="paragraph" style:parent-style-name="Text_20_body">
      <style:text-properties fo:font-size="11pt" fo:font-style="italic" style:text-underline-style="solid" style:text-underline-width="auto" style:text-underline-color="font-color" officeooo:rsid="004ea9eb" officeooo:paragraph-rsid="00968894" style:font-size-asian="11pt" style:font-style-asian="italic" style:font-size-complex="11pt" style:font-style-complex="italic"/>
    </style:style>
    <style:style style:name="P52" style:family="paragraph" style:parent-style-name="Text_20_body">
      <style:paragraph-properties fo:text-align="justify" style:justify-single-word="false" fo:break-before="page"/>
      <style:text-properties style:font-name="Linux Libertine O1" fo:font-size="11pt" officeooo:rsid="0090437f" officeooo:paragraph-rsid="0090b43c" style:font-size-asian="11pt" style:font-size-complex="11pt"/>
    </style:style>
    <style:style style:name="T1" style:family="text">
      <style:text-properties officeooo:rsid="00212e16"/>
    </style:style>
    <style:style style:name="T2" style:family="text">
      <style:text-properties officeooo:rsid="001e88f3"/>
    </style:style>
    <style:style style:name="T3" style:family="text">
      <style:text-properties officeooo:rsid="001eba8b"/>
    </style:style>
    <style:style style:name="T4" style:family="text">
      <style:text-properties officeooo:rsid="001ec466"/>
    </style:style>
    <style:style style:name="T5" style:family="text">
      <style:text-properties officeooo:rsid="001f8525"/>
    </style:style>
    <style:style style:name="T6" style:family="text">
      <style:text-properties officeooo:rsid="0025a6aa"/>
    </style:style>
    <style:style style:name="T7" style:family="text">
      <style:text-properties officeooo:rsid="002917c0"/>
    </style:style>
    <style:style style:name="T8" style:family="text">
      <style:text-properties officeooo:rsid="002adf54"/>
    </style:style>
    <style:style style:name="T9" style:family="text">
      <style:text-properties style:font-name="Linux Libertine O1"/>
    </style:style>
    <style:style style:name="T10" style:family="text">
      <style:text-properties style:font-name="Linux Libertine O1" officeooo:rsid="00346696"/>
    </style:style>
    <style:style style:name="T11" style:family="text">
      <style:text-properties style:font-name="Linux Libertine O1" officeooo:rsid="002adf54"/>
    </style:style>
    <style:style style:name="T12" style:family="text">
      <style:text-properties style:font-name="Linux Libertine O1" officeooo:rsid="002ec482"/>
    </style:style>
    <style:style style:name="T13" style:family="text">
      <style:text-properties style:font-name="Linux Libertine O1" officeooo:rsid="00300197"/>
    </style:style>
    <style:style style:name="T14" style:family="text">
      <style:text-properties style:font-name="Linux Libertine O1" officeooo:rsid="0037c8b6"/>
    </style:style>
    <style:style style:name="T15" style:family="text">
      <style:text-properties style:font-name="Linux Libertine O1" officeooo:rsid="00380252"/>
    </style:style>
    <style:style style:name="T16" style:family="text">
      <style:text-properties style:font-name="Linux Libertine O1" officeooo:rsid="003cb32f"/>
    </style:style>
    <style:style style:name="T17" style:family="text">
      <style:text-properties style:font-name="Linux Libertine O1" officeooo:rsid="0044b4a4"/>
    </style:style>
    <style:style style:name="T18" style:family="text">
      <style:text-properties style:font-name="Linux Libertine O1" officeooo:rsid="00478384"/>
    </style:style>
    <style:style style:name="T19" style:family="text">
      <style:text-properties style:font-name="Linux Libertine O1" officeooo:rsid="00478e89"/>
    </style:style>
    <style:style style:name="T20" style:family="text">
      <style:text-properties style:font-name="Linux Libertine O1" officeooo:rsid="00497ecf"/>
    </style:style>
    <style:style style:name="T21" style:family="text">
      <style:text-properties style:font-name="Linux Libertine O1" officeooo:rsid="005e5859"/>
    </style:style>
    <style:style style:name="T22" style:family="text">
      <style:text-properties style:font-name="Linux Libertine O1" officeooo:rsid="0064afc3"/>
    </style:style>
    <style:style style:name="T23" style:family="text">
      <style:text-properties style:font-name="Linux Libertine O1" officeooo:rsid="00652603"/>
    </style:style>
    <style:style style:name="T24" style:family="text">
      <style:text-properties style:font-name="Linux Libertine O1" officeooo:rsid="006700b2"/>
    </style:style>
    <style:style style:name="T25" style:family="text">
      <style:text-properties style:font-name="Linux Libertine O1" officeooo:rsid="006a9383"/>
    </style:style>
    <style:style style:name="T26" style:family="text">
      <style:text-properties style:font-name="Linux Libertine O1" officeooo:rsid="006c3d9d"/>
    </style:style>
    <style:style style:name="T27" style:family="text">
      <style:text-properties style:font-name="Linux Libertine O1" officeooo:rsid="0068d597"/>
    </style:style>
    <style:style style:name="T28" style:family="text">
      <style:text-properties style:font-name="Linux Libertine O1" officeooo:rsid="006e1d52"/>
    </style:style>
    <style:style style:name="T29" style:family="text">
      <style:text-properties style:font-name="Linux Libertine O1" officeooo:rsid="00932793"/>
    </style:style>
    <style:style style:name="T30" style:family="text">
      <style:text-properties style:font-name="Linux Libertine O1" officeooo:rsid="002917c0"/>
    </style:style>
    <style:style style:name="T31" style:family="text">
      <style:text-properties style:font-name="Linux Libertine O1" officeooo:rsid="002410c0"/>
    </style:style>
    <style:style style:name="T32" style:family="text">
      <style:text-properties style:font-name="Linux Libertine O1" fo:font-weight="bold" officeooo:rsid="0049bea0" style:font-name-asian="Noto Sans CJK SC" style:font-weight-asian="bold" style:font-name-complex="FreeSans" style:font-weight-complex="bold"/>
    </style:style>
    <style:style style:name="T33" style:family="text">
      <style:text-properties style:font-name="Linux Libertine O1" officeooo:rsid="00452e6a"/>
    </style:style>
    <style:style style:name="T34" style:family="text">
      <style:text-properties officeooo:rsid="00304dac"/>
    </style:style>
    <style:style style:name="T35" style:family="text">
      <style:text-properties officeooo:rsid="003cb32f"/>
    </style:style>
    <style:style style:name="T36" style:family="text">
      <style:text-properties officeooo:rsid="00174785"/>
    </style:style>
    <style:style style:name="T37" style:family="text">
      <style:text-properties officeooo:rsid="001b1375"/>
    </style:style>
    <style:style style:name="T38" style:family="text">
      <style:text-properties officeooo:rsid="00444697"/>
    </style:style>
    <style:style style:name="T39" style:family="text">
      <style:text-properties style:font-name="Linux Libertine O" officeooo:rsid="00444697"/>
    </style:style>
    <style:style style:name="T40" style:family="text">
      <style:text-properties style:font-name="Linux Libertine O" fo:font-size="10pt" style:font-size-asian="10pt" style:font-size-complex="10pt"/>
    </style:style>
    <style:style style:name="T41" style:family="text">
      <style:text-properties style:font-name="Linux Libertine O" fo:font-size="10pt" officeooo:rsid="004552de" style:font-size-asian="10pt" style:font-size-complex="10pt"/>
    </style:style>
    <style:style style:name="T42" style:family="text">
      <style:text-properties style:font-name="Linux Libertine O" officeooo:rsid="004df209"/>
    </style:style>
    <style:style style:name="T43" style:family="text">
      <style:text-properties style:font-name="Linux Libertine O" officeooo:rsid="006d049f"/>
    </style:style>
    <style:style style:name="T44" style:family="text">
      <style:text-properties style:font-name="Linux Libertine O" officeooo:rsid="005f0138"/>
    </style:style>
    <style:style style:name="T45" style:family="text">
      <style:text-properties style:font-name="Linux Libertine O" officeooo:rsid="0075afbf"/>
    </style:style>
    <style:style style:name="T46" style:family="text">
      <style:text-properties style:font-name="Linux Libertine O" officeooo:rsid="0076f821"/>
    </style:style>
    <style:style style:name="T47" style:family="text">
      <style:text-properties style:font-name="Linux Libertine O" officeooo:rsid="0085a518"/>
    </style:style>
    <style:style style:name="T48" style:family="text">
      <style:text-properties officeooo:rsid="0049bea0"/>
    </style:style>
    <style:style style:name="T49" style:family="text">
      <style:text-properties officeooo:rsid="004aeb1b"/>
    </style:style>
    <style:style style:name="T50" style:family="text">
      <style:text-properties officeooo:rsid="004c0039"/>
    </style:style>
    <style:style style:name="T51" style:family="text">
      <style:text-properties officeooo:rsid="004df209"/>
    </style:style>
    <style:style style:name="T52" style:family="text">
      <style:text-properties officeooo:rsid="0057b6a3"/>
    </style:style>
    <style:style style:name="T53" style:family="text">
      <style:text-properties officeooo:rsid="00581d21"/>
    </style:style>
    <style:style style:name="T54" style:family="text">
      <style:text-properties officeooo:rsid="00581d35"/>
    </style:style>
    <style:style style:name="T55" style:family="text">
      <style:text-properties officeooo:rsid="00594d82"/>
    </style:style>
    <style:style style:name="T56" style:family="text">
      <style:text-properties officeooo:rsid="005ccb50"/>
    </style:style>
    <style:style style:name="T57" style:family="text">
      <style:text-properties officeooo:rsid="005dd0cf"/>
    </style:style>
    <style:style style:name="T58" style:family="text">
      <style:text-properties officeooo:rsid="005e5859"/>
    </style:style>
    <style:style style:name="T59" style:family="text">
      <style:text-properties officeooo:rsid="0062eee6"/>
    </style:style>
    <style:style style:name="T60" style:family="text">
      <style:text-properties officeooo:rsid="0064afc3"/>
    </style:style>
    <style:style style:name="T61" style:family="text">
      <style:text-properties officeooo:rsid="006c3d9d"/>
    </style:style>
    <style:style style:name="T62" style:family="text">
      <style:text-properties officeooo:rsid="006d049f"/>
    </style:style>
    <style:style style:name="T63" style:family="text">
      <style:text-properties officeooo:rsid="007145ad"/>
    </style:style>
    <style:style style:name="T64" style:family="text">
      <style:text-properties officeooo:rsid="0075863e"/>
    </style:style>
    <style:style style:name="T65" style:family="text">
      <style:text-properties officeooo:rsid="0075afbf"/>
    </style:style>
    <style:style style:name="T66" style:family="text">
      <style:text-properties officeooo:rsid="00773b2c"/>
    </style:style>
    <style:style style:name="T67" style:family="text">
      <style:text-properties officeooo:rsid="00776045"/>
    </style:style>
    <style:style style:name="T68" style:family="text">
      <style:text-properties officeooo:rsid="0077a858"/>
    </style:style>
    <style:style style:name="T69" style:family="text">
      <style:text-properties officeooo:rsid="0077af18"/>
    </style:style>
    <style:style style:name="T70" style:family="text">
      <style:text-properties officeooo:rsid="007b69a0"/>
    </style:style>
    <style:style style:name="T71" style:family="text">
      <style:text-properties officeooo:rsid="007c1326"/>
    </style:style>
    <style:style style:name="T72" style:family="text">
      <style:text-properties officeooo:rsid="007cabac"/>
    </style:style>
    <style:style style:name="T73" style:family="text">
      <style:text-properties officeooo:rsid="007db45f"/>
    </style:style>
    <style:style style:name="T74" style:family="text">
      <style:text-properties officeooo:rsid="00839e12"/>
    </style:style>
    <style:style style:name="T75" style:family="text">
      <style:text-properties officeooo:rsid="0083a36e"/>
    </style:style>
    <style:style style:name="T76" style:family="text">
      <style:text-properties officeooo:rsid="0084d48d"/>
    </style:style>
    <style:style style:name="T77" style:family="text">
      <style:text-properties officeooo:rsid="00891313"/>
    </style:style>
    <style:style style:name="T78" style:family="text">
      <style:text-properties officeooo:rsid="00894dee"/>
    </style:style>
    <style:style style:name="T79" style:family="text">
      <style:text-properties officeooo:rsid="008b1781"/>
    </style:style>
    <style:style style:name="T80" style:family="text">
      <style:text-properties officeooo:rsid="008caf78"/>
    </style:style>
    <style:style style:name="T81" style:family="text">
      <style:text-properties officeooo:rsid="0090437f"/>
    </style:style>
    <style:style style:name="T82" style:family="text">
      <style:text-properties officeooo:rsid="0090b43c"/>
    </style:style>
    <style:style style:name="T83" style:family="text">
      <style:text-properties officeooo:rsid="00265fa2"/>
    </style:style>
    <style:style style:name="T84" style:family="text">
      <style:text-properties officeooo:rsid="0091af41"/>
    </style:style>
    <style:style style:name="T85" style:family="text">
      <style:text-properties officeooo:rsid="0095bcd9"/>
    </style:style>
    <style:style style:name="T86" style:family="text">
      <style:text-properties officeooo:rsid="00968894"/>
    </style:style>
    <style:style style:name="T87" style:family="text">
      <style:text-properties officeooo:rsid="009b7bb8"/>
    </style:style>
    <style:style style:name="T88" style:family="text">
      <style:text-properties officeooo:rsid="009b83c1"/>
    </style:style>
    <style:style style:name="T89" style:family="text">
      <style:text-properties officeooo:rsid="009ccb2d"/>
    </style:style>
    <style:style style:name="T90" style:family="text">
      <style:text-properties officeooo:rsid="009cd406"/>
    </style:style>
    <style:style style:name="T91" style:family="text">
      <style:text-properties officeooo:rsid="009cd42b"/>
    </style:style>
    <style:style style:name="T92" style:family="text">
      <style:text-properties officeooo:rsid="009dd190"/>
    </style:style>
    <style:style style:name="T93" style:family="text">
      <style:text-properties officeooo:rsid="00a0b1ac"/>
    </style:style>
    <style:style style:name="T94" style:family="text">
      <style:text-properties officeooo:rsid="00a0d732"/>
    </style:style>
    <style:style style:name="T95" style:family="text">
      <style:text-properties officeooo:rsid="00a152bb"/>
    </style:style>
    <style:style style:name="T96" style:family="text">
      <style:text-properties officeooo:rsid="00a503b8"/>
    </style:style>
    <style:style style:name="T97" style:family="text">
      <style:text-properties officeooo:rsid="00a51133"/>
    </style:style>
    <style:style style:name="T98" style:family="text">
      <style:text-properties officeooo:rsid="00a67e26"/>
    </style:style>
    <style:style style:name="T99" style:family="text">
      <style:text-properties officeooo:rsid="00a6b913"/>
    </style:style>
    <style:style style:name="T100" style:family="text">
      <style:text-properties officeooo:rsid="00a760c1"/>
    </style:style>
    <style:style style:name="T101" style:family="text">
      <style:text-properties officeooo:rsid="00a898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3">Analyse von EAD-XML Daten des Kalliope Verbundkatalogs</text:h>
      <text:h text:style-name="P10" text:outline-level="1"/>
      <text:p text:style-name="P21">Der Kalligraph Verbundkatalog vereint Nachweise von Archivalien aus <text:span text:style-name="T2">Nachlassverzeichnissen und Nachlässen</text:span> verschiedener kulturellen Institution und Gedächtnisorganisationen. <text:span text:style-name="T2">Entstanden sind die Daten zunächst aus der Retrokonversion der Zentralkartei der Autographen, mit Beständen von nahezu 540 Institutionen und den Sammlungs- und Nachlassverzeichnissen einer Reihe anderer Organisationen </text:span><text:span text:style-name="T3">zwischen 2001 und 2006.</text:span><text:span text:style-name="T3"><text:note text:id="ftn1" text:note-class="footnote"><text:note-citation>1</text:note-citation><text:note-body><text:p text:style-name="P2">Siehe <text:a xlink:type="simple" xlink:href="https://kalliope-verbund.info/de/index.html" text:style-name="Internet_20_link" text:visited-style-name="Visited_20_Internet_20_Link">https://kalliope-verbund.info/de/index.html</text:a> (letzter Zugriff 25.07.2023)</text:p></text:note-body></text:note></text:span><text:span text:style-name="T3"> Über eine Erschließungsplattform können <text:s/>Einrichtungen ihre Daten zusätzlich einspielen, so dass momentan circa 1000 Gedächtnisinstitutionen ihre Nachlässe und Autographen in Kalliope nachweisen. Die Personen- und Organisationsdaten sind,</text:span><text:span text:style-name="T4"> wenn </text:span><text:span text:style-name="T5">vorhanden</text:span><text:span text:style-name="T4">, mit GND-Normdaten verknüpft.</text:span></text:p>
      <text:p text:style-name="P23">Die Verbunddatenbank ist bei uns der Staatsbibliothek zu Berlin meiner Abteilung angesiedelt. Da die Daten von Kalliope bisher nicht umfänglich analysiert, bietet es sich an, diese für das Data Librarian Abschlußprojekt zu nutzen. </text:p>
      <text:p text:style-name="P39"><text:span text:style-name="T11">Zur Analyse stand mir ein aktueller Gesamtabzug der Kalliope-Datenbank zur Verfügung. </text:span><text:span text:style-name="T29">Die Daten liegen im EAD-XML-Format vor. </text:span><text:span text:style-name="T30">Der EAD-XML Standard legt die Kodierung von archivarischen Findbüchern fest.</text:span><text:span text:style-name="T31"><text:note text:id="ftn2" text:note-class="footnote"><text:note-citation>2</text:note-citation><text:note-body><text:p text:style-name="Footnote"><text:span text:style-name="T7">Siehe </text:span><text:a xlink:type="simple" xlink:href="https://www.loc.gov/ead/" text:style-name="Internet_20_link" text:visited-style-name="Visited_20_Internet_20_Link">https://www.loc.gov/ead/</text:a> <text:span text:style-name="T6">(letzer Zugriff 25.07.2023)</text:span></text:p></text:note-body></text:note></text:span><text:span text:style-name="T31"> <text:s/></text:span><text:span text:style-name="T11">Die Dokumentation des Kalliope EAD-Formats ist über die Kalliope Website einsehbar.</text:span><text:span text:style-name="T31"><text:note text:id="ftn3" text:note-class="footnote"><text:note-citation>3</text:note-citation><text:note-body><text:p text:style-name="P8"><text:a xlink:type="simple" xlink:href="https://kalliope-verbund.info/files/480b012f45a0f002ec3095b6819ef8aea33078de.pdf" text:style-name="Internet_20_link" text:visited-style-name="Visited_20_Internet_20_Link">https://kalliope-verbund.info/files/480b012f45a0f002ec3095b6819ef8aea33078de.pdf</text:a> <text:span text:style-name="T1">(letzter Zugriff 25.07.2023)</text:span></text:p></text:note-body></text:note></text:span></text:p>
      <text:p text:style-name="P22"><text:span text:style-name="T8">Zunächst habe ich mich jedoch, um das Format zu erkunden und Anwendungen zu testen, mit einer exemplarische EAD-XML Datei</text:span><text:span text:style-name="T8"><text:note text:id="ftn0" text:note-class="footnote"><text:note-citation>4</text:note-citation><text:note-body><text:p text:style-name="Footnote">ead_DE-1a_4273.<text:span text:style-name="T34">xml</text:span>, <text:span text:style-name="T34">in https://github.com/katjajana/2022-2023-Data_Librarian_Katja_Jana/tree/main/Modul_6</text:span></text:p></text:note-body></text:note></text:span><text:span text:style-name="T8"> beschäftigt. </text:span></text:p>
      <text:p text:style-name="P39"><text:span text:style-name="T11"/></text:p>
      <text:h text:style-name="P11" text:outline-level="2"><text:span text:style-name="T11">Erste </text:span><text:span text:style-name="T32">Ansätze</text:span><text:span text:style-name="T11"> XML mit </text:span><text:span text:style-name="T33">P</text:span><text:span text:style-name="T11">ython zu parsen</text:span></text:h>
      <text:p text:style-name="P39"><text:span text:style-name="T11">Anfängliche Versuche </text:span><text:span text:style-name="T18">die Testdatei</text:span><text:span text:style-name="T11"> mit </text:span><text:span text:style-name="T19">Python </text:span><text:span text:style-name="T11">Pandas einzulesen, oder mit Python-Tools zu parsen </text:span><text:span text:style-name="T12">und dann mit </text:span><text:span text:style-name="T17">Pandas</text:span><text:span text:style-name="T12"> </text:span><text:span text:style-name="T17">D</text:span><text:span text:style-name="T12">ata</text:span><text:span text:style-name="T17">F</text:span><text:span text:style-name="T12">rame einzulesen brachten nicht </text:span><text:span text:style-name="T13">die</text:span><text:span text:style-name="T12"> gewünschte</text:span><text:span text:style-name="T13">n</text:span><text:span text:style-name="T12"> Ergebnis. </text:span><text:span text:style-name="T10">Um einen Einblick zu geben, stelle ich die </text:span><text:span text:style-name="T20">N</text:span><text:span text:style-name="T10">otebooks mit den Versuchen auf Github.</text:span><text:span text:style-name="T10"><text:note text:id="ftn5" text:note-class="footnote"><text:note-citation>5</text:note-citation><text:note-body><text:p text:style-name="P3">Vgl. https://github.com/katjajana/2022-2023-Data_Librarian_Katja_Jana/tree/main/Modul_6/testnotebooks_Kalliope</text:p></text:note-body></text:note></text:span><text:span text:style-name="T10"> Die gespeichterten Notebooks stellen aber nicht die gesamten Versuche dar. Ich </text:span><text:span text:style-name="T14">hatte verschieden</text:span><text:span text:style-name="T10"> Optionen durchprobiert. Ich konnte </text:span><text:span text:style-name="T15">die</text:span><text:span text:style-name="T10"> xml Daten </text:span><text:span text:style-name="T15">mit etree parsen und </text:span><text:span text:style-name="T10">auch </text:span><text:span text:style-name="T17">Pandas</text:span><text:span text:style-name="T10"> </text:span><text:span text:style-name="T17">D</text:span><text:span text:style-name="T10">ata</text:span><text:span text:style-name="T17">F</text:span><text:span text:style-name="T10">rames erzeugen, aber so enthielten nicht die gewünschten Daten.</text:span><text:span text:style-name="T10"><text:note text:id="ftn6" text:note-class="footnote"><text:note-citation>6</text:note-citation><text:note-body><text:p text:style-name="P4">Siehe auch <text:a xlink:type="simple" xlink:href="https://docs.python.org/3/library/xml.etree.elementtree.html" text:style-name="Internet_20_link" text:visited-style-name="Visited_20_Internet_20_Link">https://docs.python.org/3/library/xml.etree.elementtree.html</text:a>.</text:p></text:note-body></text:note></text:span><text:span text:style-name="T10"> </text:span><text:span text:style-name="T16">Auch die versuche mit </text:span>pandas.read_xml <text:span text:style-name="T35">führten nicht zum Erfolg.</text:span><text:span text:style-name="T35"><text:note text:id="ftn7" text:note-class="footnote"><text:note-citation>7</text:note-citation><text:note-body><text:p text:style-name="Footnote"><text:a xlink:type="simple" xlink:href="https://pandas.pydata.org/docs/reference/api/pandas.read_xml.html" text:style-name="Internet_20_link" text:visited-style-name="Visited_20_Internet_20_Link">https://pandas.pydata.org/docs/reference/api/pandas.read_xml.html</text:a> <text:span text:style-name="T35">(letzter Zugriff 26.07.2023).</text:span></text:p></text:note-body></text:note></text:span><text:span text:style-name="T35"> Vor allem hatte ich hier </text:span><text:span text:style-name="T39">Fehlermeldungen, wenn mit dem Parameter </text:span><text:span text:style-name="T35">xpat</text:span><text:span text:style-name="T38">h einen Pfad angeben wollte.</text:span><text:span text:style-name="T38"><text:note text:id="ftn8" text:note-class="footnote"><text:note-citation>8</text:note-citation><text:note-body><text:p text:style-name="P5">Ohne den xpath parameter erzeugte Pandas zwar einen <text:span text:style-name="T41">DataFrame</text:span>, aber der beschränkte sich auf wenige <text:span text:style-name="T40">Attribute</text:span> des headers.</text:p></text:note-body></text:note></text:span></text:p>
      <text:p text:style-name="P43"><text:soft-page-break/>Parallel <text:span text:style-name="T45">habe ich </text:span>mir <text:span text:style-name="T45">mit der</text:span> Python library BeautifulSoup die Testdatei <text:span text:style-name="T65">ge</text:span><text:span text:style-name="T42">pars</text:span><text:span text:style-name="T45">t </text:span>und <text:span text:style-name="T51">Teile </text:span><text:span text:style-name="T45">davon </text:span><text:span text:style-name="T46">zum besseren Verständnis der Datenstrukut </text:span><text:span text:style-name="T45">näher betrachtet </text:span><text:span text:style-name="T46">und ausprobiert, wie die so geparsten Daten in einen Pandas DataFrame umgewandelt werden können</text:span>.<text:note text:id="ftn4" text:note-class="footnote"><text:note-citation>9</text:note-citation><text:note-body><text:p text:style-name="Footnote"><text:a xlink:type="simple" xlink:href="https://www.crummy.com/software/BeautifulSoup/bs4/doc/" text:style-name="Internet_20_link" text:visited-style-name="Visited_20_Internet_20_Link">https://www.crummy.com/software/BeautifulSoup/bs4/doc/</text:a> <text:span text:style-name="T50">(zuletzt besucht 26.07.2023); https://github.com/katjajana/2022-2023-Data_Librarian_Katja_Jana/blob/main/Modul_6/testnotebooks_Kalliope/EAD_Testdatei_BeautifulSoup.zip</text:span></text:p></text:note-body></text:note> </text:p>
      <text:p text:style-name="P43"/>
      <text:p text:style-name="P44">[Abbildungen Beautiful Soup]</text:p>
      <text:h text:style-name="P12" text:outline-level="2">Data Toolkit Catmandu</text:h>
      <text:p text:style-name="P24">Nach den gescheiterten Versuchen <text:span text:style-name="T35">die </text:span><text:span text:style-name="T66">Test-</text:span><text:span text:style-name="T69">XML</text:span><text:span text:style-name="T35">-Datei zu parsen entschied ich </text:span><text:span text:style-name="T48">mich, </text:span><text:span text:style-name="T66">die Daten</text:span><text:span text:style-name="T48"> mit dem data toolkit catmandu </text:span><text:span text:style-name="T66">auszulesen</text:span><text:span text:style-name="T48">.</text:span><text:note text:id="ftn9" text:note-class="footnote"><text:note-citation>10</text:note-citation><text:note-body><text:p text:style-name="Footnote"><text:span text:style-name="T34">Dokumentation von catmandu </text:span><text:a xlink:type="simple" xlink:href="https://librecat.org/Catmandu/" text:style-name="Internet_20_link" text:visited-style-name="Visited_20_Internet_20_Link">https://librecat.org/Catmandu/</text:a> <text:span text:style-name="T34">und cheatsheet https://librecat.org/assets/catmandu_cheat_sheet.pdf</text:span></text:p></text:note-body></text:note> <text:span text:style-name="T49">Dieser convert-Befehl </text:span><text:span text:style-name="T66">gab mir</text:span><text:span text:style-name="T49"> eine CSV-Datei </text:span><text:span text:style-name="T66">aus,</text:span><text:span text:style-name="T49"> die </text:span><text:span text:style-name="T66">ich problemlos mit</text:span><text:span text:style-name="T49"> Pandas einlesen konnte: </text:span><text:s/><text:span text:style-name="T49"><text:s/></text:span></text:p>
      <text:p text:style-name="P24"/>
      <text:p text:style-name="P24">$ catmandu convert -v XML --path '//repository' to CSV --fix 'collapse()' &lt; ead_DE-1a_4273.xml &gt; ead_DE-1a_4273_repository.csv</text:p>
      <text:p text:style-name="P25"/>
      <text:p text:style-name="P30">Während dies mit der Testdatei reibungslos funktionierte,<text:note text:id="ftn10" text:note-class="footnote"><text:note-citation>11</text:note-citation><text:note-body><text:p text:style-name="P6">Siehe Jupyter Notebook: https://github.com/katjajana/2022-2023-Data_Librarian_Katja_Jana/blob/main/Modul_6/testnotebooks_Kalliope/Test%20EAD-XML%20Kalliope_dataframes.ipynb</text:p></text:note-body></text:note> verschoben sich <text:span text:style-name="T68">die Spalten </text:span>durch nicht vergebene Attribute beim Einlesen <text:span text:style-name="T67">des Gesamtabzug, </text:span><text:span text:style-name="T68">der</text:span><text:span text:style-name="T67"> aus</text:span> insgesamt 29130 xml-Dateien <text:span text:style-name="T68">besteht</text:span>. <text:span text:style-name="T52">Mit dem catmandu fix set_fields konnte das Problem umgangen werden und alle nicht vergebenen Attribute mit NaN gefüllt werden. </text:span><text:span text:style-name="T53">Im Unterschied zur Testdatei, habe ich </text:span><text:span text:style-name="T91">beim Einlesen des Gesamtabzuges</text:span><text:span text:style-name="T53"> außerdem mit einem mapping gearbeitet und mittels copy_field, die Attribute ausgelesen. </text:span><text:span text:style-name="T85">Das Shellskript </text:span><text:span text:style-name="T60">mit</text:span><text:span text:style-name="T54"> loop, </text:span><text:span text:style-name="T56">den ich genutzt habe, um die </text:span><text:span text:style-name="T54">gesamten Dateien </text:span><text:span text:style-name="T56">auszulesen </text:span><text:span text:style-name="T85">und das catmandu fix </text:span><text:span text:style-name="T55">um die Attribute mit Werten zu belegen und zu mappen</text:span><text:span text:style-name="T85"> befinden sich im Anhang.</text:span></text:p>
      <text:p text:style-name="P26"/>
      <text:p text:style-name="P27"><text:span text:style-name="T87">In dieser </text:span><text:span text:style-name="T88">ersten </text:span><text:span text:style-name="T87">Version</text:span><text:span text:style-name="T57"> liest das Skript den Pfad </text:span><text:span text:style-name="T52">'/ead/dsc/c/did/originations/persname'. </text:span><text:span text:style-name="T59">Die Attribute in </text:span><text:span text:style-name="T52">'</text:span><text:span text:style-name="T59">persname’ bieten sich zur Analyse der Person</text:span><text:span text:style-name="T92">einträge an, vor allem die Analyse der Verknüpfung mit Normdaten, vornehmlich der </text:span><text:span text:style-name="T59">GN</text:span><text:span text:style-name="T92">D</text:span><text:span text:style-name="T59">. </text:span><text:span text:style-name="T89">In weiteren Analysen der Daten, können beliebige Pfade </text:span><text:span text:style-name="T90">und Attribute </text:span><text:span text:style-name="T89">eingetragen werden. </text:span></text:p>
      <text:p text:style-name="P40"><text:span text:style-name="T21">Im Pandas DataFrame </text:span><text:span text:style-name="T23">wird</text:span><text:span text:style-name="T21"> die </text:span><text:span text:style-name="T23">so </text:span><text:span text:style-name="T21">entstandene csv-Datei </text:span><text:span text:style-name="T23">nun mit</text:span><text:span text:style-name="T21"> </text:span><text:span text:style-name="T23">korrekt zugeordneten Spalten dargestellt</text:span><text:span text:style-name="T21">. </text:span><text:span text:style-name="T28">Für</text:span><text:span text:style-name="T21"> </text:span><text:span text:style-name="T28">die</text:span><text:span text:style-name="T21"> Analyse mit Pandas </text:span><text:span text:style-name="T22">waren Manipulationen</text:span><text:span text:style-name="T21"> mittels Kommandozeile notwendig: </text:span><text:span text:style-name="T23">Zunächst </text:span><text:span text:style-name="T24">mit </text:span></text:p>
      <text:p text:style-name="P41"><text:span text:style-name="T22"/></text:p>
      <text:p text:style-name="P41"><text:span text:style-name="T24">$ </text:span><text:span text:style-name="T21">sort loop_allfields.csv | uniq &gt; uniqloop_allfields.csv</text:span></text:p>
      <text:p text:style-name="P41"><text:span text:style-name="T21"/></text:p>
      <text:p text:style-name="P45"><text:soft-page-break/><text:span text:style-name="T21">D</text:span><text:span text:style-name="T9">uplikate entfernen. Und dann mit</text:span></text:p>
      <text:p text:style-name="P41"><text:span text:style-name="T21"/></text:p>
      <text:p text:style-name="P41"><text:span text:style-name="T24">$ </text:span><text:span text:style-name="T21">grep -E <text:s/>"(^[0-9],{8,11})" uniqloop_allfields.csv &gt; uniqloop_allfields_cleangnd.csv</text:span></text:p>
      <text:p text:style-name="P41"><text:span text:style-name="T21"/></text:p>
      <text:p text:style-name="P42"><text:span text:style-name="T21">a</text:span><text:span text:style-name="T27">lle Einträge in persnam.authfil</text:span><text:span text:style-name="T25">number </text:span><text:span text:style-name="T26">so filtern, dass Einträge rausfallen, die nicht der GND-Norm entsprechen. </text:span><text:span text:style-name="T21">Da in </text:span>aDIS/BMS <text:span text:style-name="T58">auf dem die Kalliope Datenbank beruht, manche Normdaten fehlerhaft zugewiesen werden, z.B. stehen an manchen Stellen Orcid- statt GND-Ids, </text:span><text:span text:style-name="T61">sollen</text:span><text:span text:style-name="T58"> die</text:span><text:span text:style-name="T61">se</text:span><text:span text:style-name="T58"> fehlerhaften Einträge mittels grep und Regex aussortiert. </text:span><text:span text:style-name="T43">Damit reduziert sich die Anzahl der Einträge von </text:span><text:span text:style-name="T44">8538251 </text:span><text:span text:style-name="T43">auf 1743865 (sort | </text:span><text:span text:style-name="T62">uniq) auf 817629 (grep). </text:span><text:span text:style-name="T74">Dabei wurden auch fehlerhaft gelieferte Daten ausgefiltert, wo GND-Ids als Links eingetragen waren. Bei Gelegenheit müsste hiernochmal feiner gefiltert werden. </text:span><text:span text:style-name="T75">Daher erklärt sich die hohe Anzahl von circa 200.000 entfernten Einträgen.</text:span></text:p>
      <text:p text:style-name="P42"><text:span text:style-name="T47">Die</text:span><text:span text:style-name="T70"> </text:span><text:span text:style-name="T76">so gefilterten </text:span><text:span text:style-name="T70">Daten lud ich mir zunächst in einen PandasFrame und wertete sie nach verschiedenen Aspekten aus.</text:span><text:span text:style-name="T70"><text:note text:id="ftn11" text:note-class="footnote"><text:note-citation>12</text:note-citation><text:note-body><text:p text:style-name="P7">Siehe https://github.com/katjajana/2022-2023-Data_Librarian_Katja_Jana/blob/main/Modul_6/all_fields_catmandu_pandas_Kalliope.ipynb</text:p></text:note-body></text:note></text:span><text:span text:style-name="T70"> </text:span><text:span text:style-name="T71">Eine Betrachtung der Spalte persname.source zeigt, dass sich neben GND-Ids noch andere Normdaten in der Datei befanden:</text:span></text:p>
      <text:p text:style-name="P42"/>
      <text:p text:style-name="P17">GND <text:s text:c="31"/>794826</text:p>
      <text:p text:style-name="P16">KPE <text:s text:c="31"/>355417</text:p>
      <text:p text:style-name="P16">DE-2498 <text:s text:c="27"/>257147</text:p>
      <text:p text:style-name="P16">HelveticArchives <text:s text:c="19"/>93090</text:p>
      <text:p text:style-name="P16">DE-MUS-853418-Objektdatenbank <text:s text:c="6"/>34816</text:p>
      <text:p text:style-name="P16">SLA <text:s text:c="33"/>7831</text:p>
      <text:p text:style-name="P20">DE-MUS-853418-Personendatenbank <text:s text:c="5"/>7137</text:p>
      <text:p text:style-name="P20"/>
      <text:p text:style-name="P46">Diese filterte ich heraus, um mit für die vier häufigst vergebenen persname.role einen neuen DataFrame zu erstellen. Dazu <text:span text:style-name="T72">erstellte ich zunächst vier einzelne DataFrames für persname.rolle Verfasser, Adressat, Korrespondenzpartner und Behandelt und filterte jeweils alle vielfach vorkommenden GND-Nummern. </text:span><text:span text:style-name="T73">Mit .concat konnten diese vier DataFrames zusammengeführt werden:</text:span></text:p>
      <text:p text:style-name="P46"/>
      <text:p text:style-name="P18">frames = <text:s/>[u_df_Verfasser, u_df_Adressat, u_df_Korrespondenzpartner, u_df_Behandelt]</text:p>
      <text:p text:style-name="P16"/>
      <text:p text:style-name="P16">u_df_all = pd.concat(frames)</text:p>
      <text:p text:style-name="P16"/>
      <text:p text:style-name="P47"><text:span text:style-name="T64">Anzahl einzigartiger </text:span>GND-<text:span text:style-name="T64">Ids </text:span>pro Role, 4 Größte<text:span text:style-name="T63">n</text:span>:</text:p>
      <text:p text:style-name="P19">Verfasser <text:s text:c="14"/>248540</text:p>
      <text:p text:style-name="P16">Adressat <text:s text:c="15"/>101623</text:p>
      <text:p text:style-name="P16">Korrespondenzpartner <text:s text:c="4"/>43094</text:p>
      <text:p text:style-name="P20">Behandelt <text:s text:c="15"/>41953</text:p>
      <text:p text:style-name="P31"><text:soft-page-break/>Als Plot sieht dies folgendermaßen aus:</text:p>
      <text:p text:style-name="P34"/>
      <text:p text:style-name="P32">Mit der Betrachtung der Kalliope-Daten bin ich zu diesem Punkt gekommen. Eigentlich beginnt die Analyse an <text:span text:style-name="T93">dieser</text:span> <text:span text:style-name="T93">Stelle</text:span> erst richtig. <text:span text:style-name="T96">Für die bisher augelesenen Daten in </text:span><text:span text:style-name="T83">&lt;persname&gt; </text:span><text:span text:style-name="T97">wäre interessant, die </text:span></text:p>
      <text:p text:style-name="P33"><text:span text:style-name="T79">Gesamtheit der Rollenattribute genauer analysieren </text:span><text:span text:style-name="T97">und ge</text:span><text:span text:style-name="T79">nau aufschlüsseln welche Begriffe, wie oft vorkommen. </text:span></text:p>
      <text:p text:style-name="P32"><text:span text:style-name="T98">Zusätzlich sollten</text:span> weitere Pfade mit catmandu ausgelesen werden: <text:span text:style-name="T98">Als </text:span>nächstes <text:span text:style-name="T93">biete</text:span><text:span text:style-name="T98">t</text:span><text:span text:style-name="T93"> sich</text:span> <text:span text:style-name="T93">das Element</text:span> &lt;corpname&gt; <text:span text:style-name="T93">an</text:span>, um auch die <text:span text:style-name="T94">Normdatenverknüpfungen</text:span> für Körperschaften zu erhalten und zu analysieren. <text:span text:style-name="T81">Über &lt;controlaccess&gt; können zudem die gesamten </text:span><text:span text:style-name="T82">Kinde</text:span><text:span text:style-name="T81">leme</text:span><text:span text:style-name="T82">nte, die Normdaten enthalten, </text:span><text:span text:style-name="T83">&lt;persname&gt;, &lt;corpname&gt;, &lt;subject&gt;, &lt;geogname&gt;, &lt;genreform&gt; und &lt;bibref&gt; </text:span><text:span text:style-name="T82">abgerufen </text:span><text:span text:style-name="T84">und analysiert werden</text:span><text:span text:style-name="T82">. </text:span><text:span text:style-name="T99">Erstrebenwert ist es, einen Überblick über die Gesamtheit und die Verteilung der enthaltenen Normdaten zu bekommen. </text:span><text:span text:style-name="T95">Hinzu kommen </text:span><text:span text:style-name="T100">außerdem </text:span><text:span text:style-name="T78">GND-referenzierte Werk</text:span><text:span text:style-name="T100">e.</text:span></text:p>
      <text:p text:style-name="P38">Desweiteren steht eine Analyse der Anzahl der enthaltenen Datensätze und repositories an, <text:s/>welche<text:span text:style-name="T77"> Erscheinungsorte</text:span>, welche <text:span text:style-name="T77"><text:s/></text:span>Genre Formen<text:span text:style-name="T79">, </text:span><text:span text:style-name="T80">gibt es, welche sind GND konform, welche nicht.</text:span></text:p>
      <text:p text:style-name="P35"><text:span text:style-name="T101">Darüberhinaus bieten sich die </text:span>Inhaltsangabe in scopecontent <text:span text:style-name="T101">dafür an zu untersuche, ob diese </text:span>für <text:span text:style-name="T101">eine</text:span> automatische Klassifizierung <text:span text:style-name="T101">genutzt</text:span> werden <text:span text:style-name="T101">können.</text:span></text:p>
      <text:p text:style-name="P36"/>
      <text:p text:style-name="P37">Über &lt;controlaccess&gt; können zudem die gesamten <text:span text:style-name="T82">Kinde</text:span>leme<text:span text:style-name="T82">nte, die Normdaten enthalten, </text:span><text:span text:style-name="T83">&lt;persname&gt;, &lt;corpname&gt;, &lt;subject&gt;, &lt;geogname&gt;, &lt;genreform&gt; und &lt;bibref&gt; </text:span><text:span text:style-name="T82">abgerufen </text:span><text:span text:style-name="T84">und analysiert werden</text:span><text:span text:style-name="T82">.</text:span></text:p>
      <text:p text:style-name="P52"/>
      <text:h text:style-name="P13" text:outline-level="2">Anhang</text:h>
      <text:p text:style-name="P48"/>
      <text:p text:style-name="P50">- shellscript catmandu loop:</text:p>
      <text:p text:style-name="P48"/>
      <text:p text:style-name="P28"><text:span text:style-name="T52">for file in $(find . -type f | grep xml); do</text:span></text:p>
      <text:p text:style-name="P28"><text:span text:style-name="T52"><text:s text:c="4"/>catmandu convert XML --path '//persname' to CSV \</text:span></text:p>
      <text:p text:style-name="P28"><text:span text:style-name="T52"><text:s text:c="4"/>--fix my.fix \</text:span></text:p>
      <text:p text:style-name="P28"><text:span text:style-name="T52"><text:s text:c="4"/>--fields "GNDnr,Name,ID-Bestand,Name_normiert,Rolle,Source"\</text:span></text:p>
      <text:p text:style-name="P28"><text:span text:style-name="T52"><text:s text:c="4"/>--header 0 &lt; "$file" &gt;&gt; loop_allfields.csv</text:span></text:p>
      <text:p text:style-name="P28"/>
      <text:p text:style-name="P51">- <text:span text:style-name="T86">my.fix:</text:span></text:p>
      <text:p text:style-name="P49"/>
      <text:p text:style-name="P29"><text:span text:style-name="T52">set_field(GNDnr, "NaN");</text:span></text:p>
      <text:p text:style-name="P29"><text:span text:style-name="T52">set_field(ID-Bestand, "NaN");</text:span></text:p>
      <text:p text:style-name="P29"><text:span text:style-name="T52">set_field(Rolle, "NaN");</text:span></text:p>
      <text:p text:style-name="P29"><text:span text:style-name="T52">set_field(Name_normiert, "NaN");</text:span></text:p>
      <text:p text:style-name="P29"><text:span text:style-name="T52">set_field(Sourc, "NaN");</text:span></text:p>
      <text:p text:style-name="P29"/>
      <text:p text:style-name="P29"><text:span text:style-name="T52">cp(persname.authfilenumber,GNDnr)</text:span></text:p>
      <text:p text:style-name="P29"><text:span text:style-name="T52">cp(persname.content,Name)</text:span></text:p>
      <text:p text:style-name="P29"><text:span text:style-name="T52">cp(persname.encodinganalog,ID-Bestand)</text:span></text:p>
      <text:p text:style-name="P29"><text:span text:style-name="T52">cp(persname.normal,Name_normiert)</text:span></text:p>
      <text:p text:style-name="P29"><text:span text:style-name="T52">cp(persname.role,Rolle)</text:span></text:p>
      <text:p text:style-name="P29"><text:span text:style-name="T52">cp(persname.source,Sourc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nux Libertine " svg:font-family="'Linux Libertine'"/>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atin Modern Mono Prop Light" svg:font-family="'Latin Modern Mono Prop Light'" style:font-pitch="variable"/>
    <style:font-face style:name="Linux Libertine Display O" svg:font-family="'Linux Libertine Display O'" style:font-pitch="variable"/>
    <style:font-face style:name="Linux Libertine Initials O" svg:font-family="'Linux Libertine Initials O'" style:font-pitch="variable"/>
    <style:font-face style:name="Linux Libertine Mono O1" svg:font-family="'Linux Libertine Mono O'" style:font-pitch="variable"/>
    <style:font-face style:name="Linux Libertine Mono O" svg:font-family="'Linux Libertine Mono O'" style:font-adornments="Mono" style:font-pitch="variable"/>
    <style:font-face style:name="Linux Libertine O1" svg:font-family="'Linux Libertine O'" style:font-pitch="variable"/>
    <style:font-face style:name="Linux Libertine O" svg:font-family="'Linux Libertine O'"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style:font-style-name="Regular"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style:text-properties style:font-name="Linux Libertine O" fo:font-family="'Linux Libertine O'" style:font-style-name="Regular"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nux Libertine Mono O" fo:font-family="'Linux Libertine Mono O'" style:font-style-name="Mono" style:font-pitch="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983b0" loext:opacity="100%" style:font-name="Linux Libertine Mono O1" fo:font-size="9pt" officeooo:rsid="0019f0af" officeooo:paragraph-rsid="001b1375" style:font-size-asian="9pt" style:font-size-complex="9pt"/>
    </style:style>
    <style:style style:name="MP2" style:family="paragraph" style:parent-style-name="Horizontal_20_Line">
      <style:paragraph-properties fo:margin-top="0cm" fo:margin-bottom="0cm" style:contextual-spacing="false"/>
      <style:text-properties fo:color="#5983b0" loext:opacity="100%" officeooo:rsid="0042526b" officeooo:paragraph-rsid="0042526b"/>
    </style:style>
    <style:style style:name="MP3" style:family="paragraph" style:parent-style-name="Footer">
      <style:paragraph-properties fo:text-align="end" style:justify-single-word="false"/>
    </style:style>
    <style:style style:name="MT1" style:family="text">
      <style:text-properties officeooo:rsid="00174785"/>
    </style:style>
    <style:style style:name="MT2" style:family="text">
      <style:text-properties officeooo:rsid="001b13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ZBIW Data Librarian </text:span><text:span text:style-name="MT2">2022/2023,</text:span><text:span text:style-name="MT1"> Modul 6, Projektarbei</text:span><text:span text:style-name="MT2">t, Katja Jana</text:span></text:p>
        <text:p text:style-name="MP2"/>
      </style:header>
      <style:footer>
        <text:p text:style-name="MP3"><text:page-number text:select-page="current">1</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2:43:11.058504268</meta:creation-date>
    <meta:generator>LibreOffice/7.0.4.2$Linux_X86_64 LibreOffice_project/00$Build-2</meta:generator>
    <dc:date>2023-07-27T13:12:47.455987546</dc:date>
    <meta:editing-duration>P1DT19H30M13S</meta:editing-duration>
    <meta:editing-cycles>129</meta:editing-cycles>
    <meta:document-statistic meta:table-count="0" meta:image-count="0" meta:object-count="0" meta:page-count="5" meta:paragraph-count="75" meta:word-count="1083" meta:character-count="9484" meta:non-whitespace-character-count="8249"/>
  </office:meta>
</office:document-meta>
</file>